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3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6" table:style-name="ta1">
        <table:shapes>
          <draw:frame draw:z-index="0" draw:style-name="gr1" draw:text-style-name="P1" svg:width="40.692cm" svg:height="17.292cm" svg:x="1.867cm" svg:y="0.106cm">
            <draw:object draw:notify-on-update-of-ranges="'6'.B1:'6'.B100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1T16:44:19.654000000</dc:date>
    <meta:editing-duration>PT20S</meta:editing-duration>
    <meta:editing-cycles>1</meta:editing-cycles>
    <meta:document-statistic meta:table-count="1" meta:cell-count="2018" meta:object-count="1"/>
    <meta:generator>LibreOffice/4.3.3.2$Windows_x86 LibreOffice_project/9bb7eadab57b6755b1265afa86e04bf45fbfc64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693cm" svg:height="17.293cm" xlink:href=".." xlink:type="simple" chart:class="chart:bar" chart:style-name="ch1">
        <chart:legend chart:legend-position="end" svg:x="38.298cm" svg:y="8.347cm" style:legend-expansion="high" chart:style-name="ch2"/>
        <chart:plot-area chart:style-name="ch3" table:cell-range-address="'6'.B1:'6'.B1009" svg:x="0.813cm" svg:y="0.345cm" svg:width="36.672cm" svg:height="16.603cm">
          <chartooo:coordinate-region svg:x="1.434cm" svg:y="0.544cm" svg:width="35.928cm" svg:height="15.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6'.B1:'6'.B1009" chart:class="chart:bar">
            <chart:data-point chart:repeated="10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'6'.B1:'6'.B10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